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Standar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6" style:family="table-cell" style:parent-style-name="Default" style:data-style-name="N3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ings" table:style-name="ta1">
        <table:table-column table:style-name="co1" table:number-columns-repeated="16" table:default-cell-style-name="Default"/>
        <table:table-row table:style-name="ro1">
          <table:table-cell/>
          <table:table-cell table:style-name="ce11"/>
          <table:table-cell table:style-name="ce3"/>
          <table:table-cell table:style-name="ce6" table:number-columns-repeated="2"/>
          <table:table-cell/>
          <table:table-cell table:style-name="ce11"/>
          <table:table-cell table:style-name="ce3"/>
          <table:table-cell table:style-name="ce6" table:number-columns-repeated="2"/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Date</text:p>
          </table:table-cell>
          <table:table-cell table:style-name="ce3"/>
          <table:table-cell table:style-name="ce6" office:value-type="date" office:date-value="2019-02-12" calcext:value-type="date">
            <text:p>12.02.19</text:p>
          </table:table-cell>
          <table:table-cell table:style-name="ce6" office:value-type="date" office:date-value="2019-02-28" calcext:value-type="date">
            <text:p>28.02.19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3"/>
          <table:table-cell table:style-name="ce6" office:value-type="date" office:date-value="2019-03-04" calcext:value-type="date">
            <text:p>04.03.19</text:p>
          </table:table-cell>
          <table:table-cell table:style-name="ce6" office:value-type="date" office:date-value="2019-03-15" calcext:value-type="date">
            <text:p>15.03.19</text:p>
          </table:table-cell>
          <table:table-cell table:style-name="ce11"/>
          <table:table-cell table:style-name="ce11" office:value-type="string" calcext:value-type="string">
            <text:p>Date</text:p>
          </table:table-cell>
          <table:table-cell table:style-name="ce8"/>
          <table:table-cell table:style-name="ce9" office:value-type="date" office:date-value="2019-03-25" calcext:value-type="date">
            <text:p>25.03.19</text:p>
          </table:table-cell>
          <table:table-cell table:style-name="ce9" office:value-type="date" office:date-value="2019-03-29" calcext:value-type="date">
            <text:p>29.03.19</text:p>
          </table:table-cell>
          <table:table-cell table:style-name="ce9" office:value-type="date" office:date-value="2019-04-02" calcext:value-type="date">
            <text:p>02.04.19</text:p>
          </table:table-cell>
        </table:table-row>
        <table:table-row table:style-name="ro1">
          <table:table-cell/>
          <table:table-cell table:style-name="ce11" office:value-type="string" calcext:value-type="string">
            <text:p>Frame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1st Try</text:p>
          </table:table-cell>
          <table:table-cell table:style-name="ce11" office:value-type="string" calcext:value-type="string">
            <text:p>2nd Try</text:p>
          </table:table-cell>
          <table:table-cell table:style-name="ce13"/>
          <table:table-cell table:style-name="ce11" office:value-type="string" calcext:value-type="string">
            <text:p>Frame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3rd Try</text:p>
          </table:table-cell>
          <table:table-cell table:style-name="ce11" office:value-type="string" calcext:value-type="string">
            <text:p>Rehearsal</text:p>
          </table:table-cell>
          <table:table-cell table:style-name="ce8"/>
          <table:table-cell table:style-name="ce11" office:value-type="string" calcext:value-type="string">
            <text:p>Frame</text:p>
          </table:table-cell>
          <table:table-cell table:style-name="ce11" office:value-type="string" calcext:value-type="string">
            <text:p>Target</text:p>
          </table:table-cell>
          <table:table-cell table:style-name="ce11" office:value-type="string" calcext:value-type="string">
            <text:p>4th Try</text:p>
          </table:table-cell>
          <table:table-cell table:style-name="ce11" office:value-type="string" calcext:value-type="string">
            <text:p>5th Try</text:p>
          </table:table-cell>
          <table:table-cell table:style-name="ce11" office:value-type="string" calcext:value-type="string">
            <text:p>Defens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table:style-name="ce13" office:value-type="time" office:time-value="PT00H00M25S" calcext:value-type="time">
            <text:p>00:25</text:p>
          </table:table-cell>
          <table:table-cell table:style-name="ce13" office:value-type="time" office:time-value="PT00H00M30S" calcext:value-type="time">
            <text:p>00:30</text:p>
          </table:table-cell>
          <table:table-cell table:style-name="ce13"/>
          <table:table-cell office:value-type="float" office:value="0" calcext:value-type="float">
            <text:p>0</text:p>
          </table:table-cell>
          <table:table-cell table:style-name="ce13" office:value-type="time" office:time-value="PT00H00M25S" calcext:value-type="time">
            <text:p>00:25</text:p>
          </table:table-cell>
          <table:table-cell table:style-name="ce13" office:value-type="time" office:time-value="PT00H00M23S" calcext:value-type="time">
            <text:p>00:23</text:p>
          </table:table-cell>
          <table:table-cell table:style-name="ce13" office:value-type="time" office:time-value="PT00H00M12S" calcext:value-type="time">
            <text:p>00:12</text:p>
          </table:table-cell>
          <table:table-cell/>
          <table:table-cell office:value-type="float" office:value="0" calcext:value-type="float">
            <text:p>0</text:p>
          </table:table-cell>
          <table:table-cell table:style-name="ce13" office:value-type="time" office:time-value="PT00H00M20S" calcext:value-type="time">
            <text:p>00:20</text:p>
          </table:table-cell>
          <table:table-cell table:style-name="ce13" office:value-type="time" office:time-value="PT00H00M14S" calcext:value-type="time">
            <text:p>00:14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13" office:value-type="time" office:time-value="PT00H00M37S" calcext:value-type="time">
            <text:p>00:37</text:p>
          </table:table-cell>
          <table:table-cell table:style-name="ce13" office:value-type="time" office:time-value="PT00H00M47S" calcext:value-type="time">
            <text:p>00:47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table:style-name="ce13" office:value-type="time" office:time-value="PT00H00M37S" calcext:value-type="time">
            <text:p>00:37</text:p>
          </table:table-cell>
          <table:table-cell table:style-name="ce13" office:value-type="time" office:time-value="PT00H00M43S" calcext:value-type="time">
            <text:p>00:43</text:p>
          </table:table-cell>
          <table:table-cell table:style-name="ce13" office:value-type="time" office:time-value="PT00H00M37S" calcext:value-type="time">
            <text:p>00: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time" office:time-value="PT00H00M40S" calcext:value-type="time">
            <text:p>00:40</text:p>
          </table:table-cell>
          <table:table-cell table:style-name="ce13" office:value-type="time" office:time-value="PT00H00M44S" calcext:value-type="time">
            <text:p>00:44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13" office:value-type="time" office:time-value="PT00H01M11S" calcext:value-type="time">
            <text:p>01:11</text:p>
          </table:table-cell>
          <table:table-cell table:style-name="ce13" office:value-type="time" office:time-value="PT00H01M57S" calcext:value-type="time">
            <text:p>01:57</text:p>
          </table:table-cell>
          <table:table-cell table:style-name="ce13"/>
          <table:table-cell office:value-type="float" office:value="2" calcext:value-type="float">
            <text:p>2</text:p>
          </table:table-cell>
          <table:table-cell table:style-name="ce13" office:value-type="time" office:time-value="PT00H01M11S" calcext:value-type="time">
            <text:p>01:11</text:p>
          </table:table-cell>
          <table:table-cell table:number-columns-repeated="2" table:style-name="ce13" office:value-type="time" office:time-value="PT00H01M43S" calcext:value-type="time">
            <text:p>01:43</text:p>
          </table:table-cell>
          <table:table-cell/>
          <table:table-cell office:value-type="float" office:value="2" calcext:value-type="float">
            <text:p>2</text:p>
          </table:table-cell>
          <table:table-cell table:style-name="ce13" office:value-type="time" office:time-value="PT00H01M30S" calcext:value-type="time">
            <text:p>01:30</text:p>
          </table:table-cell>
          <table:table-cell table:style-name="ce13" office:value-type="time" office:time-value="PT00H01M19S" calcext:value-type="time">
            <text:p>01:19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table:style-name="ce13" office:value-type="time" office:time-value="PT00H01M25S" calcext:value-type="time">
            <text:p>01:25</text:p>
          </table:table-cell>
          <table:table-cell table:style-name="ce13" office:value-type="time" office:time-value="PT00H02M16S" calcext:value-type="time">
            <text:p>02:16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table:style-name="ce13" office:value-type="time" office:time-value="PT00H02M00S" calcext:value-type="time">
            <text:p>02:00</text:p>
          </table:table-cell>
          <table:table-cell table:style-name="ce13" office:value-type="time" office:time-value="PT00H01M54S" calcext:value-type="time">
            <text:p>01:54</text:p>
          </table:table-cell>
          <table:table-cell table:style-name="ce13" office:value-type="time" office:time-value="PT00H02M09S" calcext:value-type="time">
            <text:p>02:0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 office:value-type="time" office:time-value="PT00H01M45S" calcext:value-type="time">
            <text:p>01:45</text:p>
          </table:table-cell>
          <table:table-cell table:style-name="ce13" office:value-type="time" office:time-value="PT00H01M36S" calcext:value-type="time">
            <text:p>01:36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table:style-name="ce13" office:value-type="time" office:time-value="PT00H00M39S" calcext:value-type="time">
            <text:p>00:39</text:p>
          </table:table-cell>
          <table:table-cell table:style-name="ce13" office:value-type="time" office:time-value="PT00H01M10S" calcext:value-type="time">
            <text:p>01:10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1M06S" calcext:value-type="time">
            <text:p>01:06</text:p>
          </table:table-cell>
          <table:table-cell table:style-name="ce13" office:value-type="time" office:time-value="PT00H01M16S" calcext:value-type="time">
            <text:p>01:1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1M15S" calcext:value-type="time">
            <text:p>01:15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table:style-name="ce13" office:value-type="time" office:time-value="PT00H00M49S" calcext:value-type="time">
            <text:p>00:49</text:p>
          </table:table-cell>
          <table:table-cell table:style-name="ce13" office:value-type="time" office:time-value="PT00H00M32S" calcext:value-type="time">
            <text:p>00:32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table:style-name="ce13" office:value-type="time" office:time-value="PT00H00M49S" calcext:value-type="time">
            <text:p>00:49</text:p>
          </table:table-cell>
          <table:table-cell table:style-name="ce13" office:value-type="time" office:time-value="PT00H01M03S" calcext:value-type="time">
            <text:p>01:03</text:p>
          </table:table-cell>
          <table:table-cell table:style-name="ce13" office:value-type="time" office:time-value="PT00H00M58S" calcext:value-type="time">
            <text:p>00:58</text:p>
          </table:table-cell>
          <table:table-cell/>
          <table:table-cell office:value-type="float" office:value="5" calcext:value-type="float">
            <text:p>5</text:p>
          </table:table-cell>
          <table:table-cell table:style-name="ce13" office:value-type="time" office:time-value="PT00H00M50S" calcext:value-type="time">
            <text:p>00:50</text:p>
          </table:table-cell>
          <table:table-cell table:style-name="ce13" office:value-type="time" office:time-value="PT00H00M27S" calcext:value-type="time">
            <text:p>00:27</text:p>
          </table:table-cell>
          <table:table-cell table:style-name="ce13" table:number-columns-repeated="2"/>
        </table:table-row>
        <table:table-row table:style-name="ro1">
          <table:table-cell/>
          <table:table-cell table:style-name="ce11" office:value-type="string" calcext:value-type="string">
            <text:p>Section 1</text:p>
          </table:table-cell>
          <table:table-cell table:style-name="ce14" table:formula="of:=SUM([.C4:.C9])" office:value-type="time" office:time-value="PT00H05M06S" calcext:value-type="time">
            <text:p>05:06</text:p>
          </table:table-cell>
          <table:table-cell table:style-name="ce14" table:formula="of:=SUM([.D4:.D9])" office:value-type="time" office:time-value="PT00H05M06S" calcext:value-type="time">
            <text:p>05:06</text:p>
          </table:table-cell>
          <table:table-cell table:style-name="ce14" table:formula="of:=SUM([.E4:.E9])" office:value-type="time" office:time-value="PT00H07M12S" calcext:value-type="time">
            <text:p>07:12</text:p>
          </table:table-cell>
          <table:table-cell table:style-name="ce14"/>
          <table:table-cell table:style-name="ce11" office:value-type="string" calcext:value-type="string">
            <text:p>Section 1</text:p>
          </table:table-cell>
          <table:table-cell table:style-name="ce14" table:formula="of:=SUM([.H4:.H9])" office:value-type="time" office:time-value="PT00H06M02S" calcext:value-type="time">
            <text:p>06:02</text:p>
          </table:table-cell>
          <table:table-cell table:style-name="ce14" table:formula="of:=SUM([.I4:.I9])" office:value-type="time" office:time-value="PT00H06M52S" calcext:value-type="time">
            <text:p>06:52</text:p>
          </table:table-cell>
          <table:table-cell table:style-name="ce14" table:formula="of:=SUM([.J4:.J9])" office:value-type="time" office:time-value="PT00H06M55S" calcext:value-type="time">
            <text:p>06:55</text:p>
          </table:table-cell>
          <table:table-cell/>
          <table:table-cell table:style-name="ce11" office:value-type="string" calcext:value-type="string">
            <text:p>Section 1</text:p>
          </table:table-cell>
          <table:table-cell table:style-name="ce14" table:formula="of:=SUM([.M4:.M9])" office:value-type="time" office:time-value="PT00H06M05S" calcext:value-type="time">
            <text:p>06:05</text:p>
          </table:table-cell>
          <table:table-cell table:style-name="ce14" table:formula="of:=SUM([.N4:.N9])" office:value-type="time" office:time-value="PT00H05M35S" calcext:value-type="time">
            <text:p>05:35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time" office:time-value="PT00H01M34S" calcext:value-type="time">
            <text:p>01:34</text:p>
          </table:table-cell>
          <table:table-cell table:style-name="ce13" office:value-type="time" office:time-value="PT00H01M50S" calcext:value-type="time">
            <text:p>01:50</text:p>
          </table:table-cell>
          <table:table-cell table:style-name="ce13" office:value-type="time" office:time-value="PT00H01M34S" calcext:value-type="time">
            <text:p>01:34</text:p>
          </table:table-cell>
          <table:table-cell table:style-name="ce13"/>
          <table:table-cell office:value-type="float" office:value="6" calcext:value-type="float">
            <text:p>6</text:p>
          </table:table-cell>
          <table:table-cell table:style-name="ce13" office:value-type="time" office:time-value="PT00H01M34S" calcext:value-type="time">
            <text:p>01:34</text:p>
          </table:table-cell>
          <table:table-cell table:style-name="ce13" office:value-type="time" office:time-value="PT00H01M35S" calcext:value-type="time">
            <text:p>01:35</text:p>
          </table:table-cell>
          <table:table-cell table:style-name="ce13" office:value-type="time" office:time-value="PT00H01M30S" calcext:value-type="time">
            <text:p>01:30</text:p>
          </table:table-cell>
          <table:table-cell/>
          <table:table-cell office:value-type="float" office:value="6" calcext:value-type="float">
            <text:p>6</text:p>
          </table:table-cell>
          <table:table-cell table:style-name="ce13" office:value-type="time" office:time-value="PT00H01M30S" calcext:value-type="time">
            <text:p>01:30</text:p>
          </table:table-cell>
          <table:table-cell table:style-name="ce13" office:value-type="time" office:time-value="PT00H01M29S" calcext:value-type="time">
            <text:p>01:29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" office:value-type="time" office:time-value="PT00H00M45S" calcext:value-type="time">
            <text:p>00:45</text:p>
          </table:table-cell>
          <table:table-cell table:style-name="ce13" office:value-type="time" office:time-value="PT00H00M58S" calcext:value-type="time">
            <text:p>00:58</text:p>
          </table:table-cell>
          <table:table-cell table:style-name="ce13" office:value-type="time" office:time-value="PT00H01M04S" calcext:value-type="time">
            <text:p>01:04</text:p>
          </table:table-cell>
          <table:table-cell table:style-name="ce13"/>
          <table:table-cell office:value-type="float" office:value="7" calcext:value-type="float">
            <text:p>7</text:p>
          </table:table-cell>
          <table:table-cell table:style-name="ce13" office:value-type="time" office:time-value="PT00H00M45S" calcext:value-type="time">
            <text:p>00:45</text:p>
          </table:table-cell>
          <table:table-cell table:style-name="ce13" office:value-type="time" office:time-value="PT00H01M11S" calcext:value-type="time">
            <text:p>01:11</text:p>
          </table:table-cell>
          <table:table-cell table:style-name="ce13" office:value-type="time" office:time-value="PT00H00M59S" calcext:value-type="time">
            <text:p>00:5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1M13S" calcext:value-type="time">
            <text:p>01:13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" office:value-type="time" office:time-value="PT00H01M52S" calcext:value-type="time">
            <text:p>01:52</text:p>
          </table:table-cell>
          <table:table-cell table:style-name="ce13" office:value-type="time" office:time-value="PT00H01M55S" calcext:value-type="time">
            <text:p>01:55</text:p>
          </table:table-cell>
          <table:table-cell table:style-name="ce13" office:value-type="time" office:time-value="PT00H01M46S" calcext:value-type="time">
            <text:p>01:46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 table:style-name="ce13" office:value-type="time" office:time-value="PT00H01M52S" calcext:value-type="time">
            <text:p>01:52</text:p>
          </table:table-cell>
          <table:table-cell table:style-name="ce13" office:value-type="time" office:time-value="PT00H02M07S" calcext:value-type="time">
            <text:p>02:07</text:p>
          </table:table-cell>
          <table:table-cell table:style-name="ce13" office:value-type="time" office:time-value="PT00H01M40S" calcext:value-type="time">
            <text:p>01:40</text:p>
          </table:table-cell>
          <table:table-cell/>
          <table:table-cell office:value-type="float" office:value="8" calcext:value-type="float">
            <text:p>8</text:p>
          </table:table-cell>
          <table:table-cell table:style-name="ce13" office:value-type="time" office:time-value="PT00H01M50S" calcext:value-type="time">
            <text:p>01:50</text:p>
          </table:table-cell>
          <table:table-cell table:style-name="ce13" office:value-type="time" office:time-value="PT00H01M30S" calcext:value-type="time">
            <text:p>01:30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" table:style-name="ce13" office:value-type="time" office:time-value="PT00H00M59S" calcext:value-type="time">
            <text:p>00:59</text:p>
          </table:table-cell>
          <table:table-cell table:style-name="ce13" office:value-type="time" office:time-value="PT00H00M39S" calcext:value-type="time">
            <text:p>00:39</text:p>
          </table:table-cell>
          <table:table-cell table:style-name="ce13"/>
          <table:table-cell table:number-columns-repeated="4" table:style-name="ce15" office:value-type="string" calcext:value-type="string">
            <text:p>—</text:p>
          </table:table-cell>
          <table:table-cell table:style-name="ce15"/>
          <table:table-cell table:number-columns-repeated="5" table:style-name="ce15" office:value-type="string" calcext:value-type="string">
            <text:p>—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3" office:value-type="time" office:time-value="PT00H00M20S" calcext:value-type="time">
            <text:p>00:20</text:p>
          </table:table-cell>
          <table:table-cell table:style-name="ce13" office:value-type="time" office:time-value="PT00H01M27S" calcext:value-type="time">
            <text:p>01:27</text:p>
          </table:table-cell>
          <table:table-cell table:style-name="ce13" office:value-type="time" office:time-value="PT00H00M25S" calcext:value-type="time">
            <text:p>00:25</text:p>
          </table:table-cell>
          <table:table-cell table:style-name="ce13"/>
          <table:table-cell table:number-columns-repeated="4" table:style-name="ce15" office:value-type="string" calcext:value-type="string">
            <text:p>—</text:p>
          </table:table-cell>
          <table:table-cell table:style-name="ce15"/>
          <table:table-cell table:number-columns-repeated="5" table:style-name="ce15" office:value-type="string" calcext:value-type="string">
            <text:p>—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3" office:value-type="time" office:time-value="PT00H01M10S" calcext:value-type="time">
            <text:p>01:10</text:p>
          </table:table-cell>
          <table:table-cell table:style-name="ce13" office:value-type="time" office:time-value="PT00H01M53S" calcext:value-type="time">
            <text:p>01:53</text:p>
          </table:table-cell>
          <table:table-cell table:style-name="ce13" office:value-type="time" office:time-value="PT00H01M10S" calcext:value-type="time">
            <text:p>01:10</text:p>
          </table:table-cell>
          <table:table-cell table:style-name="ce13"/>
          <table:table-cell table:number-columns-repeated="4" table:style-name="ce15" office:value-type="string" calcext:value-type="string">
            <text:p>—</text:p>
          </table:table-cell>
          <table:table-cell table:style-name="ce15"/>
          <table:table-cell table:number-columns-repeated="5" table:style-name="ce15" office:value-type="string" calcext:value-type="string">
            <text:p>—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3" office:value-type="time" office:time-value="PT00H01M43S" calcext:value-type="time">
            <text:p>01:43</text:p>
          </table:table-cell>
          <table:table-cell table:style-name="ce13" office:value-type="time" office:time-value="PT00H02M07S" calcext:value-type="time">
            <text:p>02:07</text:p>
          </table:table-cell>
          <table:table-cell table:style-name="ce13" office:value-type="time" office:time-value="PT00H01M43S" calcext:value-type="time">
            <text:p>01:43</text:p>
          </table:table-cell>
          <table:table-cell table:style-name="ce13"/>
          <table:table-cell office:value-type="float" office:value="9" calcext:value-type="float">
            <text:p>9</text:p>
          </table:table-cell>
          <table:table-cell table:style-name="ce13" office:value-type="time" office:time-value="PT00H01M43S" calcext:value-type="time">
            <text:p>01:43</text:p>
          </table:table-cell>
          <table:table-cell table:style-name="ce13" office:value-type="time" office:time-value="PT00H02M41S" calcext:value-type="time">
            <text:p>02:41</text:p>
          </table:table-cell>
          <table:table-cell table:style-name="ce13" office:value-type="time" office:time-value="PT00H01M39S" calcext:value-type="time">
            <text:p>01:39</text:p>
          </table:table-cell>
          <table:table-cell/>
          <table:table-cell office:value-type="float" office:value="9" calcext:value-type="float">
            <text:p>9</text:p>
          </table:table-cell>
          <table:table-cell table:style-name="ce13" office:value-type="time" office:time-value="PT00H01M45S" calcext:value-type="time">
            <text:p>01:45</text:p>
          </table:table-cell>
          <table:table-cell table:style-name="ce13" office:value-type="time" office:time-value="PT00H01M33S" calcext:value-type="time">
            <text:p>01:33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3" office:value-type="time" office:time-value="PT00H01M47S" calcext:value-type="time">
            <text:p>01:47</text:p>
          </table:table-cell>
          <table:table-cell table:style-name="ce13" office:value-type="time" office:time-value="PT00H02M04S" calcext:value-type="time">
            <text:p>02:04</text:p>
          </table:table-cell>
          <table:table-cell table:style-name="ce13" office:value-type="time" office:time-value="PT00H01M47S" calcext:value-type="time">
            <text:p>01:47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table:style-name="ce13" office:value-type="time" office:time-value="PT00H01M47S" calcext:value-type="time">
            <text:p>01:47</text:p>
          </table:table-cell>
          <table:table-cell table:style-name="ce13" office:value-type="time" office:time-value="PT00H03M11S" calcext:value-type="time">
            <text:p>03:11</text:p>
          </table:table-cell>
          <table:table-cell table:style-name="ce13" office:value-type="time" office:time-value="PT00H03M18S" calcext:value-type="time">
            <text:p>03:18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3" office:value-type="time" office:time-value="PT00H03M00S" calcext:value-type="time">
            <text:p>03:00</text:p>
          </table:table-cell>
          <table:table-cell table:style-name="ce13" office:value-type="time" office:time-value="PT00H03M32S" calcext:value-type="time">
            <text:p>03:32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3" office:value-type="time" office:time-value="PT00H01M02S" calcext:value-type="time">
            <text:p>01:02</text:p>
          </table:table-cell>
          <table:table-cell table:style-name="ce13" office:value-type="time" office:time-value="PT00H01M46S" calcext:value-type="time">
            <text:p>01:46</text:p>
          </table:table-cell>
          <table:table-cell table:style-name="ce13" office:value-type="time" office:time-value="PT00H01M02S" calcext:value-type="time">
            <text:p>01:02</text:p>
          </table:table-cell>
          <table:table-cell table:style-name="ce13"/>
          <table:table-cell office:value-type="float" office:value="11" calcext:value-type="float">
            <text:p>11</text:p>
          </table:table-cell>
          <table:table-cell table:style-name="ce13" office:value-type="time" office:time-value="PT00H01M02S" calcext:value-type="time">
            <text:p>01:02</text:p>
          </table:table-cell>
          <table:table-cell table:style-name="ce13" office:value-type="time" office:time-value="PT00H01M13S" calcext:value-type="time">
            <text:p>01:13</text:p>
          </table:table-cell>
          <table:table-cell table:style-name="ce13" office:value-type="time" office:time-value="PT00H01M49S" calcext:value-type="time">
            <text:p>01:4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3" office:value-type="time" office:time-value="PT00H01M30S" calcext:value-type="time">
            <text:p>01:30</text:p>
          </table:table-cell>
          <table:table-cell table:style-name="ce13" office:value-type="time" office:time-value="PT00H02M11S" calcext:value-type="time">
            <text:p>02:11</text:p>
          </table:table-cell>
          <table:table-cell table:style-name="ce13" table:number-columns-repeated="2"/>
        </table:table-row>
        <table:table-row table:style-name="ro1">
          <table:table-cell/>
          <table:table-cell table:style-name="ce11" office:value-type="string" calcext:value-type="string">
            <text:p>Section 2</text:p>
          </table:table-cell>
          <table:table-cell table:style-name="ce14" table:formula="of:=SUM([.C11:.C19])" office:value-type="time" office:time-value="PT00H11M12S" calcext:value-type="time">
            <text:p>11:12</text:p>
          </table:table-cell>
          <table:table-cell table:style-name="ce14" table:formula="of:=SUM([.D11:.D19])" office:value-type="time" office:time-value="PT00H14M59S" calcext:value-type="time">
            <text:p>14:59</text:p>
          </table:table-cell>
          <table:table-cell table:style-name="ce14" table:formula="of:=SUM([.E11:.E19])" office:value-type="time" office:time-value="PT00H11M10S" calcext:value-type="time">
            <text:p>11:10</text:p>
          </table:table-cell>
          <table:table-cell table:style-name="ce14"/>
          <table:table-cell table:style-name="ce11" office:value-type="string" calcext:value-type="string">
            <text:p>Section 2</text:p>
          </table:table-cell>
          <table:table-cell table:style-name="ce14" table:formula="of:=SUM([.H11:.H19])" office:value-type="time" office:time-value="PT00H08M43S" calcext:value-type="time">
            <text:p>08:43</text:p>
          </table:table-cell>
          <table:table-cell table:style-name="ce14" table:formula="of:=SUM([.I11:.I19])" office:value-type="time" office:time-value="PT00H11M58S" calcext:value-type="time">
            <text:p>11:58</text:p>
          </table:table-cell>
          <table:table-cell table:style-name="ce14" table:formula="of:=SUM([.J11:.J19])" office:value-type="time" office:time-value="PT00H10M55S" calcext:value-type="time">
            <text:p>10:55</text:p>
          </table:table-cell>
          <table:table-cell/>
          <table:table-cell table:style-name="ce11" office:value-type="string" calcext:value-type="string">
            <text:p>Section 2</text:p>
          </table:table-cell>
          <table:table-cell table:style-name="ce14" table:formula="of:=SUM([.M11:.M19])" office:value-type="time" office:time-value="PT00H10M35S" calcext:value-type="time">
            <text:p>10:35</text:p>
          </table:table-cell>
          <table:table-cell table:style-name="ce14" table:formula="of:=SUM([.N11:.N19])" office:value-type="time" office:time-value="PT00H11M28S" calcext:value-type="time">
            <text:p>11:28</text:p>
          </table:table-cell>
          <table:table-cell table:style-name="ce14"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table:style-name="ce13" office:value-type="time" office:time-value="PT00H01M53S" calcext:value-type="time">
            <text:p>01:53</text:p>
          </table:table-cell>
          <table:table-cell table:style-name="ce13" office:value-type="time" office:time-value="PT00H01M51S" calcext:value-type="time">
            <text:p>01:51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table:style-name="ce13" office:value-type="time" office:time-value="PT00H01M50S" calcext:value-type="time">
            <text:p>01:50</text:p>
          </table:table-cell>
          <table:table-cell table:style-name="ce13" office:value-type="time" office:time-value="PT00H02M18S" calcext:value-type="time">
            <text:p>02:18</text:p>
          </table:table-cell>
          <table:table-cell table:style-name="ce13" office:value-type="time" office:time-value="PT00H02M32S" calcext:value-type="time">
            <text:p>02:3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3" office:value-type="time" office:time-value="PT00H01M50S" calcext:value-type="time">
            <text:p>01:50</text:p>
          </table:table-cell>
          <table:table-cell table:style-name="ce13" office:value-type="time" office:time-value="PT00H01M52S" calcext:value-type="time">
            <text:p>01:52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3" office:value-type="time" office:time-value="PT00H02M00S" calcext:value-type="time">
            <text:p>02:00</text:p>
          </table:table-cell>
          <table:table-cell table:style-name="ce13" office:value-type="time" office:time-value="PT00H02M32S" calcext:value-type="time">
            <text:p>02:32</text:p>
          </table:table-cell>
          <table:table-cell table:style-name="ce13" office:value-type="time" office:time-value="PT00H02M24S" calcext:value-type="time">
            <text:p>02:24</text:p>
          </table:table-cell>
          <table:table-cell table:style-name="ce13"/>
          <table:table-cell office:value-type="float" office:value="13" calcext:value-type="float">
            <text:p>13</text:p>
          </table:table-cell>
          <table:table-cell table:style-name="ce13" office:value-type="time" office:time-value="PT00H02M00S" calcext:value-type="time">
            <text:p>02:00</text:p>
          </table:table-cell>
          <table:table-cell table:style-name="ce13" office:value-type="time" office:time-value="PT00H02M19S" calcext:value-type="time">
            <text:p>02:19</text:p>
          </table:table-cell>
          <table:table-cell table:style-name="ce13" office:value-type="time" office:time-value="PT00H02M49S" calcext:value-type="time">
            <text:p>02:49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3" office:value-type="time" office:time-value="PT00H02M00S" calcext:value-type="time">
            <text:p>02:00</text:p>
          </table:table-cell>
          <table:table-cell table:style-name="ce13" office:value-type="time" office:time-value="PT00H02M26S" calcext:value-type="time">
            <text:p>02:26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table:style-name="ce13" office:value-type="time" office:time-value="PT00H00M56S" calcext:value-type="time">
            <text:p>00:56</text:p>
          </table:table-cell>
          <table:table-cell table:style-name="ce13" office:value-type="time" office:time-value="PT00H00M33S" calcext:value-type="time">
            <text:p>00:33</text:p>
          </table:table-cell>
          <table:table-cell table:style-name="ce13"/>
          <table:table-cell office:value-type="float" office:value="14" calcext:value-type="float">
            <text:p>14</text:p>
          </table:table-cell>
          <table:table-cell table:style-name="ce13" office:value-type="time" office:time-value="PT00H00M50S" calcext:value-type="time">
            <text:p>00:50</text:p>
          </table:table-cell>
          <table:table-cell table:style-name="ce13" office:value-type="time" office:time-value="PT00H01M05S" calcext:value-type="time">
            <text:p>01:05</text:p>
          </table:table-cell>
          <table:table-cell table:style-name="ce13" office:value-type="time" office:time-value="PT00H00M48S" calcext:value-type="time">
            <text:p>00:4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3" office:value-type="time" office:time-value="PT00H00M50S" calcext:value-type="time">
            <text:p>00:50</text:p>
          </table:table-cell>
          <table:table-cell table:style-name="ce13" office:value-type="time" office:time-value="PT00H00M39S" calcext:value-type="time">
            <text:p>00:39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table:style-name="ce13" office:value-type="time" office:time-value="PT00H01M00S" calcext:value-type="time">
            <text:p>01:00</text:p>
          </table:table-cell>
          <table:table-cell table:style-name="ce13" office:value-type="time" office:time-value="PT00H00M42S" calcext:value-type="time">
            <text:p>00:42</text:p>
          </table:table-cell>
          <table:table-cell table:style-name="ce13"/>
          <table:table-cell office:value-type="float" office:value="15" calcext:value-type="float">
            <text:p>15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0M55S" calcext:value-type="time">
            <text:p>00:55</text:p>
          </table:table-cell>
          <table:table-cell table:style-name="ce13" office:value-type="time" office:time-value="PT00H00M54S" calcext:value-type="time">
            <text:p>00:5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0M48S" calcext:value-type="time">
            <text:p>00:48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table:style-name="ce13" office:value-type="time" office:time-value="PT00H01M46S" calcext:value-type="time">
            <text:p>01:46</text:p>
          </table:table-cell>
          <table:table-cell table:style-name="ce13" office:value-type="time" office:time-value="PT00H02M29S" calcext:value-type="time">
            <text:p>02:29</text:p>
          </table:table-cell>
          <table:table-cell table:style-name="ce13"/>
          <table:table-cell office:value-type="float" office:value="16" calcext:value-type="float">
            <text:p>16</text:p>
          </table:table-cell>
          <table:table-cell table:style-name="ce13" office:value-type="time" office:time-value="PT00H02M00S" calcext:value-type="time">
            <text:p>02:00</text:p>
          </table:table-cell>
          <table:table-cell table:style-name="ce13" office:value-type="time" office:time-value="PT00H01M56S" calcext:value-type="time">
            <text:p>01:56</text:p>
          </table:table-cell>
          <table:table-cell table:style-name="ce13" office:value-type="time" office:time-value="PT00H02M04S" calcext:value-type="time">
            <text:p>02:04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13" office:value-type="time" office:time-value="PT00H02M00S" calcext:value-type="time">
            <text:p>02:00</text:p>
          </table:table-cell>
          <table:table-cell table:style-name="ce13" office:value-type="time" office:time-value="PT00H01M44S" calcext:value-type="time">
            <text:p>01:44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table:style-name="ce13" office:value-type="time" office:time-value="PT00H01M49S" calcext:value-type="time">
            <text:p>01:49</text:p>
          </table:table-cell>
          <table:table-cell table:style-name="ce13" office:value-type="time" office:time-value="PT00H01M40S" calcext:value-type="time">
            <text:p>01:40</text:p>
          </table:table-cell>
          <table:table-cell table:style-name="ce13"/>
          <table:table-cell office:value-type="float" office:value="17" calcext:value-type="float">
            <text:p>17</text:p>
          </table:table-cell>
          <table:table-cell table:style-name="ce13" office:value-type="time" office:time-value="PT00H01M50S" calcext:value-type="time">
            <text:p>01:50</text:p>
          </table:table-cell>
          <table:table-cell table:style-name="ce13" office:value-type="time" office:time-value="PT00H01M25S" calcext:value-type="time">
            <text:p>01:25</text:p>
          </table:table-cell>
          <table:table-cell table:style-name="ce13" office:value-type="time" office:time-value="PT00H01M36S" calcext:value-type="time">
            <text:p>01:3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13" office:value-type="time" office:time-value="PT00H01M50S" calcext:value-type="time">
            <text:p>01:50</text:p>
          </table:table-cell>
          <table:table-cell table:style-name="ce13" office:value-type="time" office:time-value="PT00H01M43S" calcext:value-type="time">
            <text:p>01:43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table:style-name="ce13" office:value-type="time" office:time-value="PT00H00M20S" calcext:value-type="time">
            <text:p>00:20</text:p>
          </table:table-cell>
          <table:table-cell table:style-name="ce13" office:value-type="time" office:time-value="PT00H00M53S" calcext:value-type="time">
            <text:p>00:53</text:p>
          </table:table-cell>
          <table:table-cell table:style-name="ce13"/>
          <table:table-cell office:value-type="float" office:value="18" calcext:value-type="float">
            <text:p>18</text:p>
          </table:table-cell>
          <table:table-cell table:style-name="ce13" office:value-type="time" office:time-value="PT00H00M20S" calcext:value-type="time">
            <text:p>00:20</text:p>
          </table:table-cell>
          <table:table-cell table:style-name="ce13" office:value-type="time" office:time-value="PT00H00M46S" calcext:value-type="time">
            <text:p>00:46</text:p>
          </table:table-cell>
          <table:table-cell table:style-name="ce13" office:value-type="time" office:time-value="PT00H00M40S" calcext:value-type="time">
            <text:p>00:40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13" office:value-type="time" office:time-value="PT00H00M20S" calcext:value-type="time">
            <text:p>00:20</text:p>
          </table:table-cell>
          <table:table-cell table:style-name="ce13" office:value-type="time" office:time-value="PT00H00M37S" calcext:value-type="time">
            <text:p>00:37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style-name="ce13" office:value-type="time" office:time-value="PT00H00M30S" calcext:value-type="time">
            <text:p>00:30</text:p>
          </table:table-cell>
          <table:table-cell table:style-name="ce13" office:value-type="time" office:time-value="PT00H01M04S" calcext:value-type="time">
            <text:p>01:04</text:p>
          </table:table-cell>
          <table:table-cell table:style-name="ce13" office:value-type="time" office:time-value="PT00H00M34S" calcext:value-type="time">
            <text:p>00:34</text:p>
          </table:table-cell>
          <table:table-cell table:style-name="ce13"/>
          <table:table-cell office:value-type="float" office:value="19" calcext:value-type="float">
            <text:p>19</text:p>
          </table:table-cell>
          <table:table-cell table:style-name="ce13" office:value-type="time" office:time-value="PT00H00M30S" calcext:value-type="time">
            <text:p>00:30</text:p>
          </table:table-cell>
          <table:table-cell table:style-name="ce13" office:value-type="time" office:time-value="PT00H00M35S" calcext:value-type="time">
            <text:p>00:35</text:p>
          </table:table-cell>
          <table:table-cell table:style-name="ce13" office:value-type="time" office:time-value="PT00H00M42S" calcext:value-type="time">
            <text:p>00:4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13" office:value-type="time" office:time-value="PT00H00M30S" calcext:value-type="time">
            <text:p>00:30</text:p>
          </table:table-cell>
          <table:table-cell table:style-name="ce13" office:value-type="time" office:time-value="PT00H01M28S" calcext:value-type="time">
            <text:p>01:28</text:p>
          </table:table-cell>
          <table:table-cell table:style-name="ce13"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table:style-name="ce13" office:value-type="time" office:time-value="PT00H00M58S" calcext:value-type="time">
            <text:p>00:58</text:p>
          </table:table-cell>
          <table:table-cell table:style-name="ce13" office:value-type="time" office:time-value="PT00H00M38S" calcext:value-type="time">
            <text:p>00:38</text:p>
          </table:table-cell>
          <table:table-cell table:style-name="ce13"/>
          <table:table-cell office:value-type="float" office:value="20" calcext:value-type="float">
            <text:p>20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0M36S" calcext:value-type="time">
            <text:p>00:36</text:p>
          </table:table-cell>
          <table:table-cell table:style-name="ce13" office:value-type="time" office:time-value="PT00H00M35S" calcext:value-type="time">
            <text:p>00:35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13" office:value-type="time" office:time-value="PT00H01M00S" calcext:value-type="time">
            <text:p>01:00</text:p>
          </table:table-cell>
          <table:table-cell table:style-name="ce13" office:value-type="time" office:time-value="PT00H01M01S" calcext:value-type="time">
            <text:p>01:01</text:p>
          </table:table-cell>
          <table:table-cell table:style-name="ce13" table:number-columns-repeated="2"/>
        </table:table-row>
        <table:table-row table:style-name="ro2">
          <table:table-cell/>
          <table:table-cell table:style-name="ce12" office:value-type="string" calcext:value-type="string">
            <text:p>Section 3</text:p>
          </table:table-cell>
          <table:table-cell table:style-name="ce14" table:formula="of:=SUM([.C21:.C29])" office:value-type="time" office:time-value="PT00H11M12S" calcext:value-type="time">
            <text:p>11:12</text:p>
          </table:table-cell>
          <table:table-cell table:style-name="ce14" table:formula="of:=SUM([.D21:.D29])" office:value-type="time" office:time-value="PT00H12M18S" calcext:value-type="time">
            <text:p>12:18</text:p>
          </table:table-cell>
          <table:table-cell table:style-name="ce14" table:formula="of:=SUM([.E21:.E29])" office:value-type="time" office:time-value="PT00H11M44S" calcext:value-type="time">
            <text:p>11:44</text:p>
          </table:table-cell>
          <table:table-cell table:style-name="ce14"/>
          <table:table-cell table:style-name="ce12" office:value-type="string" calcext:value-type="string">
            <text:p>Section 3</text:p>
          </table:table-cell>
          <table:table-cell table:style-name="ce14" table:formula="of:=SUM([.H21:.H29])" office:value-type="time" office:time-value="PT00H11M20S" calcext:value-type="time">
            <text:p>11:20</text:p>
          </table:table-cell>
          <table:table-cell table:style-name="ce14" table:formula="of:=SUM([.I21:.I29])" office:value-type="time" office:time-value="PT00H11M55S" calcext:value-type="time">
            <text:p>11:55</text:p>
          </table:table-cell>
          <table:table-cell table:style-name="ce14" table:formula="of:=SUM([.J21:.J29])" office:value-type="time" office:time-value="PT00H12M40S" calcext:value-type="time">
            <text:p>12:40</text:p>
          </table:table-cell>
          <table:table-cell/>
          <table:table-cell table:style-name="ce12" office:value-type="string" calcext:value-type="string">
            <text:p>Section 3</text:p>
          </table:table-cell>
          <table:table-cell table:style-name="ce14" table:formula="of:=SUM([.M21:.M29])" office:value-type="time" office:time-value="PT00H11M20S" calcext:value-type="time">
            <text:p>11:20</text:p>
          </table:table-cell>
          <table:table-cell table:style-name="ce14" table:formula="of:=SUM([.N21:.N29])" office:value-type="time" office:time-value="PT00H12M18S" calcext:value-type="time">
            <text:p>12:18</text:p>
          </table:table-cell>
          <table:table-cell table:style-name="ce14" table:number-columns-repeated="2"/>
        </table:table-row>
        <table:table-row table:style-name="ro2">
          <table:table-cell/>
          <table:table-cell table:style-name="ce12" office:value-type="string" calcext:value-type="string">
            <text:p>Movie</text:p>
          </table:table-cell>
          <table:table-cell table:number-columns-repeated="2" table:style-name="ce14" office:value-type="time" office:time-value="PT00H02M30S" calcext:value-type="time">
            <text:p>02:30</text:p>
          </table:table-cell>
          <table:table-cell table:style-name="ce14" office:value-type="time" office:time-value="PT24H02M30S" calcext:value-type="time">
            <text:p>02:30</text:p>
          </table:table-cell>
          <table:table-cell table:style-name="ce14"/>
          <table:table-cell table:style-name="ce12" office:value-type="string" calcext:value-type="string">
            <text:p>Movie</text:p>
          </table:table-cell>
          <table:table-cell table:style-name="ce14" office:value-type="time" office:time-value="PT00H02M30S" calcext:value-type="time">
            <text:p>02:30</text:p>
          </table:table-cell>
          <table:table-cell table:style-name="ce14" office:value-type="time" office:time-value="PT24H02M30S" calcext:value-type="time">
            <text:p>02:30</text:p>
          </table:table-cell>
          <table:table-cell table:style-name="ce14" office:value-type="time" office:time-value="PT48H02M30S" calcext:value-type="time">
            <text:p>02:30</text:p>
          </table:table-cell>
          <table:table-cell/>
          <table:table-cell table:style-name="ce12" office:value-type="string" calcext:value-type="string">
            <text:p>Movie</text:p>
          </table:table-cell>
          <table:table-cell table:style-name="ce14" office:value-type="time" office:time-value="PT00H02M30S" calcext:value-type="time">
            <text:p>02:30</text:p>
          </table:table-cell>
          <table:table-cell table:style-name="ce14" office:value-type="time" office:time-value="PT24H02M30S" calcext:value-type="time">
            <text:p>02:30</text:p>
          </table:table-cell>
          <table:table-cell table:style-name="ce14" table:number-columns-repeated="2"/>
        </table:table-row>
        <table:table-row table:style-name="ro2">
          <table:table-cell/>
          <table:table-cell table:style-name="ce12" office:value-type="string" calcext:value-type="string">
            <text:p>Total</text:p>
          </table:table-cell>
          <table:table-cell table:style-name="ce14" table:formula="of:=[.C10]+[.C20]+[.C30]+[.C31]" office:value-type="time" office:time-value="PT00H30M00S" calcext:value-type="time">
            <text:p>30:00</text:p>
          </table:table-cell>
          <table:table-cell table:style-name="ce14" table:formula="of:=[.D10]+[.D20]+[.D30]+[.D31]" office:value-type="time" office:time-value="PT00H34M53S" calcext:value-type="time">
            <text:p>34:53</text:p>
          </table:table-cell>
          <table:table-cell table:style-name="ce14" table:formula="of:=[.E10]+[.E20]+[.E30]+[.E31]" office:value-type="time" office:time-value="PT24H32M36S" calcext:value-type="time">
            <text:p>32:36</text:p>
          </table:table-cell>
          <table:table-cell table:style-name="ce14"/>
          <table:table-cell table:style-name="ce12" office:value-type="string" calcext:value-type="string">
            <text:p>Total</text:p>
          </table:table-cell>
          <table:table-cell table:style-name="ce14" table:formula="of:=[.H10]+[.H20]+[.H30]+[.H31]" office:value-type="time" office:time-value="PT00H28M35S" calcext:value-type="time">
            <text:p>28:35</text:p>
          </table:table-cell>
          <table:table-cell table:style-name="ce14" table:formula="of:=[.I10]+[.I20]+[.I30]+[.I31]" office:value-type="time" office:time-value="PT24H33M15S" calcext:value-type="time">
            <text:p>33:15</text:p>
          </table:table-cell>
          <table:table-cell table:style-name="ce14" table:formula="of:=[.J10]+[.J20]+[.J30]+[.J31]" office:value-type="time" office:time-value="PT48H33M00S" calcext:value-type="time">
            <text:p>33:00</text:p>
          </table:table-cell>
          <table:table-cell/>
          <table:table-cell table:style-name="ce12" office:value-type="string" calcext:value-type="string">
            <text:p>Total</text:p>
          </table:table-cell>
          <table:table-cell table:style-name="ce14" table:formula="of:=[.M10]+[.M20]+[.M30]+[.M31]" office:value-type="time" office:time-value="PT00H30M30S" calcext:value-type="time">
            <text:p>30:30</text:p>
          </table:table-cell>
          <table:table-cell table:style-name="ce14" table:formula="of:=[.N10]+[.N20]+[.N30]+[.N31]" office:value-type="time" office:time-value="PT24H31M51S" calcext:value-type="time">
            <text:p>31:51</text:p>
          </table:table-cell>
          <table:table-cell table:style-name="ce14" table:number-columns-repeated="2"/>
        </table:table-row>
        <table:table-row table:style-name="ro1">
          <table:table-cell table:number-columns-repeated="2"/>
          <table:table-cell table:style-name="ce13"/>
          <table:table-cell table:number-columns-repeated="13"/>
        </table:table-row>
        <table:table-row table:style-name="ro1">
          <table:table-cell/>
          <table:table-cell table:style-name="ce11" office:value-type="string" calcext:value-type="string">
            <text:p>Phn. Sec. 1</text:p>
          </table:table-cell>
          <table:table-cell table:style-name="ce13" table:formula="of:=[.C10]" office:value-type="time" office:time-value="PT00H05M06S" calcext:value-type="time">
            <text:p>05:06</text:p>
          </table:table-cell>
          <table:table-cell table:style-name="ce15" office:value-type="string" calcext:value-type="string">
            <text:p>—</text:p>
          </table:table-cell>
          <table:table-cell table:style-name="ce13" office:value-type="time" office:time-value="PT00H07M12S" calcext:value-type="time">
            <text:p>07:12</text:p>
          </table:table-cell>
          <table:table-cell/>
          <table:table-cell table:style-name="ce11" office:value-type="string" calcext:value-type="string">
            <text:p>Phn. Sec. 1</text:p>
          </table:table-cell>
          <table:table-cell table:style-name="ce13" table:formula="of:=[.H10]" office:value-type="time" office:time-value="PT00H06M02S" calcext:value-type="time">
            <text:p>06:02</text:p>
          </table:table-cell>
          <table:table-cell table:style-name="ce13" office:value-type="time" office:time-value="PT00H06M49S" calcext:value-type="time">
            <text:p>06:49</text:p>
          </table:table-cell>
          <table:table-cell table:style-name="ce13" office:value-type="time" office:time-value="PT00H06M57S" calcext:value-type="time">
            <text:p>06:57</text:p>
          </table:table-cell>
          <table:table-cell/>
          <table:table-cell table:style-name="ce11" office:value-type="string" calcext:value-type="string">
            <text:p>Phn. Sec. 1</text:p>
          </table:table-cell>
          <table:table-cell table:style-name="ce13" table:formula="of:=[.M10]" office:value-type="time" office:time-value="PT00H06M05S" calcext:value-type="time">
            <text:p>06:05</text:p>
          </table:table-cell>
          <table:table-cell table:style-name="ce13" office:value-type="time" office:time-value="PT00H05M31S" calcext:value-type="time">
            <text:p>05:31</text:p>
          </table:table-cell>
          <table:table-cell table:style-name="ce13" table:number-columns-repeated="2"/>
        </table:table-row>
        <table:table-row table:style-name="ro1">
          <table:table-cell/>
          <table:table-cell table:style-name="ce11" office:value-type="string" calcext:value-type="string">
            <text:p>Phn. Sec. 2</text:p>
          </table:table-cell>
          <table:table-cell table:style-name="ce13" table:formula="of:=[.C20]" office:value-type="time" office:time-value="PT00H11M12S" calcext:value-type="time">
            <text:p>11:12</text:p>
          </table:table-cell>
          <table:table-cell table:style-name="ce15" office:value-type="string" calcext:value-type="string">
            <text:p>—</text:p>
          </table:table-cell>
          <table:table-cell table:style-name="ce13" office:value-type="time" office:time-value="PT00H11M11S" calcext:value-type="time">
            <text:p>11:11</text:p>
          </table:table-cell>
          <table:table-cell/>
          <table:table-cell table:style-name="ce11" office:value-type="string" calcext:value-type="string">
            <text:p>Phn. Sec. 2</text:p>
          </table:table-cell>
          <table:table-cell table:style-name="ce13" table:formula="of:=[.H20]" office:value-type="time" office:time-value="PT00H08M43S" calcext:value-type="time">
            <text:p>08:43</text:p>
          </table:table-cell>
          <table:table-cell table:style-name="ce13" office:value-type="time" office:time-value="PT00H11M48S" calcext:value-type="time">
            <text:p>11:48</text:p>
          </table:table-cell>
          <table:table-cell table:style-name="ce13" office:value-type="time" office:time-value="PT00H10M48S" calcext:value-type="time">
            <text:p>10:48</text:p>
          </table:table-cell>
          <table:table-cell/>
          <table:table-cell table:style-name="ce11" office:value-type="string" calcext:value-type="string">
            <text:p>Phn. Sec. 2</text:p>
          </table:table-cell>
          <table:table-cell table:style-name="ce13" table:formula="of:=[.M20]" office:value-type="time" office:time-value="PT00H10M35S" calcext:value-type="time">
            <text:p>10:35</text:p>
          </table:table-cell>
          <table:table-cell table:style-name="ce13" office:value-type="time" office:time-value="PT00H11M19S" calcext:value-type="time">
            <text:p>11:19</text:p>
          </table:table-cell>
          <table:table-cell table:style-name="ce13" table:number-columns-repeated="2"/>
        </table:table-row>
        <table:table-row table:style-name="ro1">
          <table:table-cell/>
          <table:table-cell table:style-name="ce11" office:value-type="string" calcext:value-type="string">
            <text:p>Phn. Sec. 3</text:p>
          </table:table-cell>
          <table:table-cell table:style-name="ce13" table:formula="of:=[.C30]" office:value-type="time" office:time-value="PT00H11M12S" calcext:value-type="time">
            <text:p>11:12</text:p>
          </table:table-cell>
          <table:table-cell table:style-name="ce15" office:value-type="string" calcext:value-type="string">
            <text:p>—</text:p>
          </table:table-cell>
          <table:table-cell table:style-name="ce13" office:value-type="time" office:time-value="PT00H11M50S" calcext:value-type="time">
            <text:p>11:50</text:p>
          </table:table-cell>
          <table:table-cell/>
          <table:table-cell table:style-name="ce11" office:value-type="string" calcext:value-type="string">
            <text:p>Phn. Sec. 3</text:p>
          </table:table-cell>
          <table:table-cell table:style-name="ce13" table:formula="of:=[.H30]" office:value-type="time" office:time-value="PT00H11M20S" calcext:value-type="time">
            <text:p>11:20</text:p>
          </table:table-cell>
          <table:table-cell table:style-name="ce13" office:value-type="time" office:time-value="PT00H11M45S" calcext:value-type="time">
            <text:p>11:45</text:p>
          </table:table-cell>
          <table:table-cell table:style-name="ce13" office:value-type="time" office:time-value="PT00H12M27S" calcext:value-type="time">
            <text:p>12:27</text:p>
          </table:table-cell>
          <table:table-cell/>
          <table:table-cell table:style-name="ce11" office:value-type="string" calcext:value-type="string">
            <text:p>Phn. Sec. 3</text:p>
          </table:table-cell>
          <table:table-cell table:style-name="ce13" table:formula="of:=[.M30]" office:value-type="time" office:time-value="PT00H11M20S" calcext:value-type="time">
            <text:p>11:20</text:p>
          </table:table-cell>
          <table:table-cell table:style-name="ce13" office:value-type="time" office:time-value="PT00H12M26S" calcext:value-type="time">
            <text:p>12:26</text:p>
          </table:table-cell>
          <table:table-cell table:style-name="ce13" table:number-columns-repeated="2"/>
        </table:table-row>
        <table:table-row table:style-name="ro1">
          <table:table-cell/>
          <table:table-cell table:style-name="ce11" office:value-type="string" calcext:value-type="string">
            <text:p>Phn. Total</text:p>
          </table:table-cell>
          <table:table-cell table:style-name="ce13" table:formula="of:=[.C32]" office:value-type="time" office:time-value="PT00H30M00S" calcext:value-type="time">
            <text:p>30:00</text:p>
          </table:table-cell>
          <table:table-cell table:style-name="ce15" office:value-type="string" calcext:value-type="string">
            <text:p>—</text:p>
          </table:table-cell>
          <table:table-cell table:style-name="ce13" office:value-type="time" office:time-value="PT00H32M52S" calcext:value-type="time">
            <text:p>32:52</text:p>
          </table:table-cell>
          <table:table-cell/>
          <table:table-cell table:style-name="ce11" office:value-type="string" calcext:value-type="string">
            <text:p>Phn. Total</text:p>
          </table:table-cell>
          <table:table-cell table:style-name="ce13" table:formula="of:=[.H32]" office:value-type="time" office:time-value="PT00H28M35S" calcext:value-type="time">
            <text:p>28:35</text:p>
          </table:table-cell>
          <table:table-cell table:style-name="ce13" office:value-type="time" office:time-value="PT00H32M59S" calcext:value-type="time">
            <text:p>32:59</text:p>
          </table:table-cell>
          <table:table-cell table:style-name="ce13" office:value-type="time" office:time-value="PT00H32M43S" calcext:value-type="time">
            <text:p>32:43</text:p>
          </table:table-cell>
          <table:table-cell/>
          <table:table-cell table:style-name="ce11" office:value-type="string" calcext:value-type="string">
            <text:p>Phn. Total</text:p>
          </table:table-cell>
          <table:table-cell table:style-name="ce13" table:formula="of:=[.M32]" office:value-type="time" office:time-value="PT00H30M30S" calcext:value-type="time">
            <text:p>30:30</text:p>
          </table:table-cell>
          <table:table-cell table:style-name="ce13" office:value-type="time" office:time-value="PT00H31M51S" calcext:value-type="time">
            <text:p>31:51</text:p>
          </table:table-cell>
          <table:table-cell table:style-name="ce13" table:number-columns-repeated="2"/>
        </table:table-row>
        <table:table-row table:style-name="ro1" table:number-rows-repeated="104853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Standar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="Ubuntu" fo:font-family="Ubuntu" style:font-style-name="Standard" style:font-pitch="variable" fo:font-size="11pt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.00.0000</text:date>, <text:time style:data-style-name="N2" text:time-value="10:51:33.12197292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7T15:48:16.650764742</meta:creation-date>
    <dc:date>2019-03-25T11:07:52.206429801</dc:date>
    <meta:editing-duration>P7DT23H14M52S</meta:editing-duration>
    <meta:editing-cycles>26</meta:editing-cycles>
    <meta:generator>LibreOffice/6.0.7.3$Linux_X86_64 LibreOffice_project/00m0$Build-3</meta:generator>
    <meta:document-statistic meta:table-count="1" meta:cell-count="392" meta:object-count="0"/>
  </office:meta>
</office:document-meta>
</file>